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8798in"/>
    </style:style>
    <style:style style:name="TableColumn8" style:family="table-column">
      <style:table-column-properties style:column-width="3.4527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ableRow20" style:family="table-row">
      <style:table-row-properties/>
    </style:style>
    <style:style style:name="TableCell21" style:family="table-cell">
      <style:table-cell-properties fo:border="0.0069in solid #999999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3" style:family="table-cell">
      <style:table-cell-properties fo:border="0.0069in solid #999999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US"/>
    </style:style>
    <style:style style:name="TableRow25" style:family="table-row">
      <style:table-row-properties/>
    </style:style>
    <style:style style:name="TableCell26" style:family="table-cell">
      <style:table-cell-properties fo:border="0.0069in solid #999999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28" style:family="table-cell">
      <style:table-cell-properties fo:border="0.0069in solid #999999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P38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Products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 table:number-columns-spanned="2">
                  <text:p text:style-name="P16"><text:span text:style-name="T17">&lt;&lt;if [!</text:span><text:span text:style-name="T18">Any</text:span><text:span text:style-name="T19">()]&gt;&gt;No data</text:span></text:p>
                </table:table-cell>
                <table:covered-table-cell/>
              </table:table-row>
              <table:table-row table:style-name="TableRow20">
                <table:table-cell table:style-name="TableCell21">
                  <text:p text:style-name="P22">&lt;&lt;else&gt;&gt;&lt;&lt;foreach [p<text:s/>in<text:s/>products]&gt;&gt;&lt;&lt;[ProductName]&gt;&gt;</text:p>
                </table:table-cell>
                <table:table-cell table:style-name="TableCell23">
                  <text:p text:style-name="P24">&lt;&lt;[p.ProductOrders.Sum(x=&gt;x.Price)]&gt;&gt;&lt;&lt;/foreach&gt;&gt;</text:p>
                </table:table-cell>
              </table:table-row>
              <table:table-row table:style-name="TableRow25">
                <table:table-cell table:style-name="TableCell26">
                  <text:p text:style-name="P27">Total:</text:p>
                </table:table-cell>
                <table:table-cell table:style-name="TableCell28">
                  <text:p text:style-name="P29"><text:span text:style-name="T30">&lt;&lt;[</text:span><text:span text:style-name="T31">Sum</text:span><text:span text:style-name="T32">(m</text:span><text:span text:style-name="T33"><text:s/>=&gt;<text:s/></text:span><text:span text:style-name="T34">m.ProductOrders.Sum(x=&gt;x.Price)</text:span><text:span text:style-name="T35">)]&gt;&gt;&lt;&lt;/if&gt;&gt;</text:span></text:p>
                </table:table-cell>
              </table:table-row>
            </table:table>
            <text:p text:style-name="P36"/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6:59:00Z</meta:creation-date>
    <dc:date>2015-12-14T06:59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7" meta:row-count="1" meta:non-whitespace-character-count="186"/>
  </office:meta>
</office:document-meta>
</file>